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NotifyingBean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set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replaceExtraDescriptions( Map extra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addExtraDescriptions( Map extraDescri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NotifyingBean.SimpleNotifyingBean( Object s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get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SimpleNotify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NotifyingBean.addExtraDescription( String extraDescriptionDescription , String extra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getExtra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tifyingBea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